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etected errors and changes performed on the SCB Board (Schematics and routing) over the last version are:</text:p>
      <text:p text:style-name="Standard"/>
      <text:p text:style-name="Standard">Schematics:</text:p>
      <text:p text:style-name="Standard"/>
      <text:p text:style-name="Standard">1.- Connectors:</text:p>
      <text:p text:style-name="Standard"><text:tab/>FPGA JTAG connector, TDI and TDO swapped.</text:p>
      <text:p text:style-name="Standard"><text:tab/>FPGA JTAG Header changed to 0878321421 <text:s/>Molex. </text:p>
      <text:p text:style-name="Standard"><text:tab/>P2 Header changed by a 2mm SMD version.</text:p>
      <text:p text:style-name="Standard"><text:tab/>Added FPGA fan connector P9.</text:p>
      <text:p text:style-name="Standard"><text:tab/>Changed USB schematics ports for CPU_USB harness. </text:p>
      <text:p text:style-name="Standard"><text:tab/>Order of SMC signal changed in order to group inputs and ouputs on PCB.</text:p>
      <text:p text:style-name="Standard">2.- CPU_DDR2</text:p>
      <text:p text:style-name="Standard"><text:tab/>Error in ARM EBI0 symbol. RAS and CAS pins are swapped.</text:p>
      <text:p text:style-name="Standard"><text:tab/>Signals DDR_DQM0 and DDR_DQM1 to DDR are swapped.</text:p>
      <text:p text:style-name="Standard"><text:tab/>Signals name updated by pin swapping in serial resistors.</text:p>
      <text:p text:style-name="Standard">3.- SMI_Link_7-12:</text:p>
      <text:p text:style-name="Standard"><text:tab/>Swapped P/N lines in some differential pairs in order to fix error introduced by the pin swapping process during the PCB routing.</text:p>
      <text:p text:style-name="Standard">4.- uTCA_Tongue3:</text:p>
      <text:p text:style-name="Standard"><text:tab/>Swapped P/N lines in some differential pairs in order to fix error introduced by the pin swapping process during the PCB routing.</text:p>
      <text:p text:style-name="Standard">5.- SCB_PLLs:</text:p>
      <text:p text:style-name="Standard"><text:tab/>Added pull-down resistor to RESET and PD AD9516 pins. Both pins are connected together. </text:p>
      <text:p text:style-name="Standard"><text:tab/>Added pull-resistor to EN pin of IC12 (clock driver). This pin is now controlled by FPGA.</text:p>
      <text:p text:style-name="Standard"><text:tab/>This changes are for improving power consumption when both chips (IC16 and IC12) are <text:tab/>not been used. </text:p>
      <text:p text:style-name="Standard"><text:tab/>RSTN Pin of IC13 connected to +3V3 to allow this chips work when AD9516 is reset.</text:p>
      <text:p text:style-name="Standard">6.- Power_Supply:</text:p>
      <text:p text:style-name="Standard"><text:tab/>Diode D16 PN changed for S2M-TP</text:p>
      <text:p text:style-name="Standard">7.- RS232_and_USB_ports</text:p>
      <text:p text:style-name="Standard"><text:tab/>Changed USB schematics ports for CPU_USB harness. </text:p>
      <text:p text:style-name="Standard">8.- FPGA_Peripherals_Control</text:p>
      <text:p text:style-name="Standard"><text:tab/>Pin swapping updated in FPGA symbol.</text:p>
      <text:p text:style-name="Standard"><text:tab/>Added signal CLK_EN to control IC12.</text:p>
      <text:p text:style-name="Standard"/>
      <text:p text:style-name="Standard">Footprints modified:</text:p>
      <text:list xml:id="list36439057" text:style-name="L1">
        <text:list-item>
          <text:p text:style-name="P1">Diode TS4148RZ: from CC1608-0603 to CD1608-0603</text:p>
        </text:list-item>
        <text:list-item>
          <text:p text:style-name="P1">MT29F4G16ABCHC NAND Flash, silkscreen increased from 9x11mm to 10,5x13mm </text:p>
        </text:list-item>
        <text:list-item>
          <text:p text:style-name="P1">FSM6JSMA switch footprint changed.</text:p>
        </text:list-item>
        <text:list-item>
          <text:p text:style-name="P1">Diode S2M footprint changed from DIOM5336X265N to DO-214AA/SMB-MCC.</text:p>
        </text:list-item>
        <text:list-item>
          <text:p text:style-name="P1">MT47H32M16HR DDR memory footprint changed.</text:p>
        </text:list-item>
        <text:list-item>
          <text:p text:style-name="P1">ARM JTAG HEADER footprint changed.</text:p>
        </text:list-item>
      </text:list>
      <text:p text:style-name="Standard"/>
      <text:p text:style-name="Standard">Routing:</text:p>
      <text:list xml:id="list36443314" text:style-name="L2">
        <text:list-item>
          <text:p text:style-name="P2">LDO_IN Polygon changed.</text:p>
        </text:list-item>
        <text:list-item>
          <text:p text:style-name="P2">Routing of C2 changed.</text:p>
        </text:list-item>
        <text:list-item>
          <text:p text:style-name="P2">Routing of R189, R186 and C265</text:p>
        </text:list-item>
      </text:list>
      <text:p text:style-name="Standard">SilkScreen:</text:p>
      <text:list xml:id="list36446721" text:style-name="L3">
        <text:list-item>
          <text:p text:style-name="P3">Top Layer:</text:p>
          <text:list>
            <text:list-item>
              <text:p text:style-name="P3">Added OH Repository information</text:p>
            </text:list-item>
            <text:list-item>
              <text:p text:style-name="P3"><text:soft-page-break/>Added +5V connector polarity</text:p>
            </text:list-item>
          </text:list>
        </text:list-item>
        <text:list-item>
          <text:p text:style-name="P3">Bottom Layer:</text:p>
          <text:list>
            <text:list-item>
              <text:p text:style-name="P3">Added license OHL information</text:p>
            </text:list-item>
            <text:list-item>
              <text:p text:style-name="P3">Added version 3.1 of PCB</text:p>
            </text:list-item>
            <text:list-item>
              <text:p text:style-name="P3">Added date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6T11:12:51.53</meta:creation-date>
    <dc:date>2011-12-07T16:33:59.67</dc:date>
    <meta:editing-duration>PT21H47M41S</meta:editing-duration>
    <meta:editing-cycles>8</meta:editing-cycles>
    <meta:generator>OpenOffice.org/3.1$Win32 OpenOffice.org_project/310m11$Build-9399</meta:generator>
    <meta:document-statistic meta:table-count="0" meta:image-count="0" meta:object-count="0" meta:page-count="2" meta:paragraph-count="48" meta:word-count="336" meta:character-count="2062"/>
  </office:meta>
</office:document-meta>
</file>